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704cm"/>
    </style:style>
    <style:style style:name="Table1.B" style:family="table-column">
      <style:table-column-properties style:column-width="13.89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82d52" officeooo:paragraph-rsid="00182d52"/>
    </style:style>
    <style:style style:name="P2" style:family="paragraph" style:parent-style-name="Text_20_body">
      <style:text-properties officeooo:paragraph-rsid="00192abc"/>
    </style:style>
    <style:style style:name="P3" style:family="paragraph" style:parent-style-name="Heading_20_1">
      <style:text-properties officeooo:rsid="00190a17" officeooo:paragraph-rsid="00190a17"/>
    </style:style>
    <style:style style:name="P4" style:family="paragraph" style:parent-style-name="Heading_20_1">
      <style:text-properties officeooo:rsid="00192abc" officeooo:paragraph-rsid="00192abc"/>
    </style:style>
    <style:style style:name="P5" style:family="paragraph" style:parent-style-name="Table_20_Contents">
      <style:text-properties officeooo:rsid="00182d52" officeooo:paragraph-rsid="00182d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am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Authors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hortnam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Dat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DOI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Summary</text:h>
      <text:h text:style-name="Heading_20_1" text:outline-level="1">Main Findings</text:h>
      <text:h text:style-name="Heading_20_1" text:outline-level="1">Chapter Notes</text:h>
      <text:h text:style-name="Heading_20_2" text:outline-level="2">Chapter1</text:h>
      <text:h text:style-name="Heading_20_2" text:outline-level="2">Chapter2</text:h>
      <text:p text:style-name="P1"/>
      <text:h text:style-name="P3" text:outline-level="1">Definitions &amp; Terms</text:h>
      <text:h text:style-name="P4" text:outline-level="1">Figures</text:h>
      <text:p text:style-name="P2"/>
      <text:h text:style-name="Heading_20_1" text:outline-level="1">Question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3:03:00.141597008</meta:creation-date>
    <meta:generator>LibreOffice/6.0.7.3$Linux_X86_64 LibreOffice_project/00m0$Build-3</meta:generator>
    <dc:date>2019-09-08T18:22:12.255688484</dc:date>
    <meta:editing-duration>PT5H19M11S</meta:editing-duration>
    <meta:editing-cycles>3</meta:editing-cycles>
    <meta:document-statistic meta:table-count="1" meta:image-count="0" meta:object-count="0" meta:page-count="1" meta:paragraph-count="13" meta:word-count="17" meta:character-count="111" meta:non-whitespace-character-count="107"/>
  </office:meta>
</office:document-meta>
</file>